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1.93mm" svg:y="30.49mm">
            <draw:object draw:notify-on-update-of-ranges="Sheet1.B1:Sheet1.B5 Sheet1.C1:Sheet1.C5 Sheet1.B1:Sheet1.B5 Sheet1.G1:Sheet1.G5 Sheet1.B1:Sheet1.B5 Sheet1.K1:Sheet1.K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76569676" calcext:value-type="float">
            <text:p>0.7656967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0.76569676" calcext:value-type="float">
            <text:p>0.76569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0.76569676" calcext:value-type="float">
            <text:p>0.765696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6577893" calcext:value-type="float">
            <text:p>0.6657789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66577893" calcext:value-type="float">
            <text:p>0.665778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66577893" calcext:value-type="float">
            <text:p>0.665778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031363" calcext:value-type="float">
            <text:p>0.60313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0.6031363" calcext:value-type="float">
            <text:p>0.60313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0.6031363" calcext:value-type="float">
            <text:p>0.60313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54406965" calcext:value-type="float">
            <text:p>0.544069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0.54406965" calcext:value-type="float">
            <text:p>0.544069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0.54406965" calcext:value-type="float">
            <text:p>0.54406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49554014" calcext:value-type="float">
            <text:p>0.495540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0.49554014" calcext:value-type="float">
            <text:p>0.495540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0.49554014" calcext:value-type="float">
            <text:p>0.49554014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00/00/00</text:date>, <text:time style:data-style-name="N2" text:time-value="02:03:30.926040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2:26:12.303371235</meta:creation-date>
    <meta:generator>LibreOffice/5.4.5.1$Linux_X86_64 LibreOffice_project/40m0$Build-1</meta:generator>
    <dc:date>2019-04-05T02:09:33.548728621</dc:date>
    <meta:editing-duration>PT21M25S</meta:editing-duration>
    <meta:editing-cycles>14</meta:editing-cycles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77cm" svg:y="0.321cm" chart:style-name="ch2">
          <text:p>Load Factor vs Longest Search Probe</text:p>
        </chart:title>
        <chart:legend chart:legend-position="end" svg:x="13.254cm" svg:y="3.703cm" style:legend-expansion="high" chart:style-name="ch3"/>
        <chart:plot-area chart:style-name="ch4" table:cell-range-address="Sheet1.B1:Sheet1.C5 Sheet1.G1:Sheet1.G5 Sheet1.K1:Sheet1.K5" chart:data-source-has-labels="row" svg:x="1.331cm" svg:y="1.275cm" svg:width="11.603cm" svg:height="6.564cm">
          <chartooo:coordinate-region svg:x="1.767cm" svg:y="1.474cm" svg:width="10.927cm" svg:height="5.718cm"/>
          <chart:axis chart:dimension="x" chart:name="primary-x" chart:style-name="ch5">
            <chart:title svg:x="6.215cm" svg:y="8.019cm" chart:style-name="ch6">
              <text:p>Load Factor</text:p>
            </chart:title>
          </chart:axis>
          <chart:axis chart:dimension="y" chart:name="primary-y" chart:style-name="ch5">
            <chart:title svg:x="0.451cm" svg:y="8.16cm" chart:style-name="ch7">
              <text:p>Number of Probes over Longest Probe Sequence</text:p>
            </chart:title>
            <chart:grid chart:style-name="ch8" chart:class="major"/>
          </chart:axis>
          <chart:series chart:style-name="ch9" chart:values-cell-range-address="Sheet1.C1:Sheet1.C5" loext:label-string="linear" chart:class="chart:scatter">
            <chart:domain table:cell-range-address="Sheet1.B1:Sheet1.B5"/>
            <chart:data-point chart:repeated="5"/>
          </chart:series>
          <chart:series chart:style-name="ch10" chart:values-cell-range-address="Sheet1.G1:Sheet1.G5" loext:label-string="quadratic" chart:class="chart:scatter">
            <chart:data-point chart:repeated="5"/>
          </chart:series>
          <chart:series chart:style-name="ch11" chart:values-cell-range-address="Sheet1.K1:Sheet1.K5" loext:label-string="chaining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</table:table-cell>
              <table:table-cell office:value-type="string">
                <text:p>quadratic</text:p>
              </table:table-cell>
              <table:table-cell office:value-type="string">
                <text:p>chaini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569676">
                <text:p>0.76569676</text:p>
                <draw:g>
                  <svg:desc>Sheet1.B1:Sheet1.B5</svg:desc>
                </draw:g>
              </table:table-cell>
              <table:table-cell office:value-type="float" office:value="8">
                <text:p>8</text:p>
                <draw:g>
                  <svg:desc>Sheet1.C1:Sheet1.C5</svg:desc>
                </draw:g>
              </table:table-cell>
              <table:table-cell office:value-type="float" office:value="7">
                <text:p>7</text:p>
                <draw:g>
                  <svg:desc>Sheet1.G1:Sheet1.G5</svg:desc>
                </draw:g>
              </table:table-cell>
              <table:table-cell office:value-type="float" office:value="2">
                <text:p>2</text:p>
                <draw:g>
                  <svg:desc>Sheet1.K1:Sheet1.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577893">
                <text:p>0.6657789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31363">
                <text:p>0.603136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406965">
                <text:p>0.544069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554014">
                <text:p>0.4955401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